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D200004E5300000BBBF3058281.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5" style:family="table-row">
      <style:table-row-properties style:min-row-height="2.722cm"/>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5.058cm" style:rel-column-width="56104*"/>
    </style:style>
    <style:style style:name="Tableau5.B" style:family="table-column">
      <style:table-column-properties style:column-width="1.171cm" style:rel-column-width="4363*"/>
    </style:style>
    <style:style style:name="Tableau5.C" style:family="table-column">
      <style:table-column-properties style:column-width="1.36cm" style:rel-column-width="5068*"/>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paragraph-properties fo:text-align="justify" style:justify-single-word="false"/>
      <style:text-properties style:font-name="FreeSerif2" officeooo:rsid="007eeb7d" officeooo:paragraph-rsid="007eeb7d"/>
    </style:style>
    <style:style style:name="P6" style:family="paragraph" style:parent-style-name="Standard">
      <style:paragraph-properties fo:text-align="justify" style:justify-single-word="false"/>
      <style:text-properties style:font-name="FreeSerif2" officeooo:rsid="01689a26" officeooo:paragraph-rsid="019b7b15"/>
    </style:style>
    <style:style style:name="P7"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8" style:family="paragraph" style:parent-style-name="Text_20_body">
      <style:text-properties officeooo:paragraph-rsid="00f33639"/>
    </style:style>
    <style:style style:name="P9" style:family="paragraph" style:parent-style-name="Text_20_body">
      <style:text-properties officeooo:rsid="00e7b220" officeooo:paragraph-rsid="00d6fd0a"/>
    </style:style>
    <style:style style:name="P10" style:family="paragraph" style:parent-style-name="Text_20_body">
      <style:text-properties officeooo:paragraph-rsid="011dcd60"/>
    </style:style>
    <style:style style:name="P11" style:family="paragraph" style:parent-style-name="Text_20_body">
      <style:text-properties officeooo:rsid="018234c7" officeooo:paragraph-rsid="018234c7"/>
    </style:style>
    <style:style style:name="P12" style:family="paragraph" style:parent-style-name="Text_20_body">
      <style:text-properties officeooo:rsid="018234c7" officeooo:paragraph-rsid="01ccf563"/>
    </style:style>
    <style:style style:name="P13" style:family="paragraph" style:parent-style-name="Text_20_body">
      <style:text-properties officeooo:rsid="0066dcba" officeooo:paragraph-rsid="0066dcba"/>
    </style:style>
    <style:style style:name="P14" style:family="paragraph" style:parent-style-name="Text_20_body">
      <style:text-properties officeooo:rsid="0083f7c6" officeooo:paragraph-rsid="0083f7c6"/>
    </style:style>
    <style:style style:name="P15" style:family="paragraph" style:parent-style-name="Text_20_body">
      <style:paragraph-properties fo:text-align="justify" style:justify-single-word="false"/>
      <style:text-properties officeooo:rsid="00260a45" officeooo:paragraph-rsid="00260a45"/>
    </style:style>
    <style:style style:name="P16" style:family="paragraph" style:parent-style-name="Text_20_body">
      <style:paragraph-properties fo:text-align="justify" style:justify-single-word="false"/>
      <style:text-properties officeooo:paragraph-rsid="01ae9e25"/>
    </style:style>
    <style:style style:name="P17" style:family="paragraph" style:parent-style-name="Text_20_body">
      <style:paragraph-properties fo:text-align="justify" style:justify-single-word="false"/>
      <style:text-properties officeooo:paragraph-rsid="004fef30"/>
    </style:style>
    <style:style style:name="P18" style:family="paragraph" style:parent-style-name="Text_20_body">
      <style:paragraph-properties fo:text-align="justify" style:justify-single-word="false"/>
      <style:text-properties officeooo:paragraph-rsid="01b0f0c9"/>
    </style:style>
    <style:style style:name="P19" style:family="paragraph" style:parent-style-name="Text_20_body">
      <style:paragraph-properties fo:text-align="justify" style:justify-single-word="false"/>
      <style:text-properties officeooo:paragraph-rsid="01bce5ff"/>
    </style:style>
    <style:style style:name="P20" style:family="paragraph" style:parent-style-name="Text_20_body">
      <style:paragraph-properties fo:text-align="justify" style:justify-single-word="false"/>
      <style:text-properties officeooo:paragraph-rsid="01c13153"/>
    </style:style>
    <style:style style:name="P21" style:family="paragraph" style:parent-style-name="Text_20_body">
      <style:paragraph-properties fo:text-align="justify" style:justify-single-word="false"/>
      <style:text-properties officeooo:paragraph-rsid="01c3a62c"/>
    </style:style>
    <style:style style:name="P22" style:family="paragraph" style:parent-style-name="Text_20_body">
      <style:paragraph-properties fo:text-align="justify" style:justify-single-word="false"/>
      <style:text-properties officeooo:paragraph-rsid="01c76c21"/>
    </style:style>
    <style:style style:name="P23" style:family="paragraph" style:parent-style-name="Text_20_body">
      <style:paragraph-properties fo:text-align="justify" style:justify-single-word="false"/>
      <style:text-properties officeooo:paragraph-rsid="01df604c"/>
    </style:style>
    <style:style style:name="P24" style:family="paragraph" style:parent-style-name="Text_20_body">
      <style:paragraph-properties fo:text-align="justify" style:justify-single-word="false"/>
      <style:text-properties officeooo:rsid="011a40ee" officeooo:paragraph-rsid="01bac9e7"/>
    </style:style>
    <style:style style:name="P25" style:family="paragraph" style:parent-style-name="Text_20_body">
      <style:paragraph-properties fo:text-align="justify" style:justify-single-word="false"/>
      <style:text-properties officeooo:rsid="00bf5b73" officeooo:paragraph-rsid="00d6fd0a"/>
    </style:style>
    <style:style style:name="P26" style:family="paragraph" style:parent-style-name="Text_20_body">
      <style:paragraph-properties fo:text-align="justify" style:justify-single-word="false"/>
      <style:text-properties officeooo:rsid="00bfaffa" officeooo:paragraph-rsid="01c3a62c"/>
    </style:style>
    <style:style style:name="P27" style:family="paragraph" style:parent-style-name="Text_20_body">
      <style:paragraph-properties fo:text-align="justify" style:justify-single-word="false"/>
      <style:text-properties officeooo:rsid="01cc7622" officeooo:paragraph-rsid="01ce74c7"/>
    </style:style>
    <style:style style:name="P28" style:family="paragraph" style:parent-style-name="Text_20_body">
      <style:paragraph-properties fo:text-align="justify" style:justify-single-word="false"/>
      <style:text-properties officeooo:rsid="01cc7622" officeooo:paragraph-rsid="01d3361e"/>
    </style:style>
    <style:style style:name="P29" style:family="paragraph" style:parent-style-name="Text_20_body">
      <style:text-properties officeooo:paragraph-rsid="01ccf563"/>
    </style:style>
    <style:style style:name="P30" style:family="paragraph" style:parent-style-name="Text_20_body">
      <style:text-properties officeooo:rsid="01972df1" officeooo:paragraph-rsid="01972df1"/>
    </style:style>
    <style:style style:name="P31" style:family="paragraph" style:parent-style-name="Text_20_body">
      <style:paragraph-properties fo:text-align="justify" style:justify-single-word="false"/>
      <style:text-properties officeooo:rsid="01972df1" officeooo:paragraph-rsid="01df604c"/>
    </style:style>
    <style:style style:name="P32" style:family="paragraph" style:parent-style-name="Text_20_body">
      <style:text-properties officeooo:rsid="019efa28" officeooo:paragraph-rsid="01e45164"/>
    </style:style>
    <style:style style:name="P33" style:family="paragraph" style:parent-style-name="Heading">
      <style:text-properties officeooo:rsid="0033c55b" officeooo:paragraph-rsid="002529d6"/>
    </style:style>
    <style:style style:name="P34" style:family="paragraph" style:parent-style-name="Heading">
      <style:text-properties officeooo:rsid="010f3d1e" officeooo:paragraph-rsid="0158894a"/>
    </style:style>
    <style:style style:name="P35" style:family="paragraph" style:parent-style-name="Heading_20_2">
      <style:text-properties officeooo:rsid="0080f8f6" officeooo:paragraph-rsid="0080f8f6"/>
    </style:style>
    <style:style style:name="P36" style:family="paragraph" style:parent-style-name="Heading_20_2">
      <style:text-properties officeooo:rsid="00818e2e" officeooo:paragraph-rsid="00818e2e"/>
    </style:style>
    <style:style style:name="P37" style:family="paragraph" style:parent-style-name="code">
      <style:text-properties officeooo:rsid="007e8f9f"/>
    </style:style>
    <style:style style:name="P38" style:family="paragraph" style:parent-style-name="code">
      <style:text-properties officeooo:rsid="00865bc5"/>
    </style:style>
    <style:style style:name="P39" style:family="paragraph" style:parent-style-name="code">
      <style:text-properties officeooo:rsid="0162915e" officeooo:paragraph-rsid="0162915e"/>
    </style:style>
    <style:style style:name="P40" style:family="paragraph" style:parent-style-name="code">
      <style:text-properties officeooo:rsid="0160fcb5" officeooo:paragraph-rsid="0160fcb5"/>
    </style:style>
    <style:style style:name="P41" style:family="paragraph" style:parent-style-name="code">
      <style:text-properties officeooo:rsid="018401ef" officeooo:paragraph-rsid="018401ef"/>
    </style:style>
    <style:style style:name="P42" style:family="paragraph" style:parent-style-name="code">
      <style:text-properties officeooo:rsid="015f22bc" officeooo:paragraph-rsid="015f22bc"/>
    </style:style>
    <style:style style:name="P43" style:family="paragraph" style:parent-style-name="code">
      <style:text-properties officeooo:rsid="01abb65a" officeooo:paragraph-rsid="01abb65a"/>
    </style:style>
    <style:style style:name="P44" style:family="paragraph" style:parent-style-name="Table_20_Contents">
      <style:text-properties officeooo:rsid="01df1e8c" officeooo:paragraph-rsid="01df1e8c"/>
    </style:style>
    <style:style style:name="P45" style:family="paragraph" style:parent-style-name="Table_20_Contents">
      <style:paragraph-properties fo:text-align="start" style:justify-single-word="false"/>
      <style:text-properties style:font-name="FreeSerif2" officeooo:rsid="009e0673" officeooo:paragraph-rsid="009e0673"/>
    </style:style>
    <style:style style:name="P46" style:family="paragraph" style:parent-style-name="Table_20_Contents">
      <style:text-properties style:font-name="FreeSerif2" officeooo:rsid="019b7b15" officeooo:paragraph-rsid="019b7b15"/>
    </style:style>
    <style:style style:name="P47" style:family="paragraph" style:parent-style-name="Table_20_Contents">
      <style:text-properties style:font-name="FreeSerif2" officeooo:rsid="00a202e8" officeooo:paragraph-rsid="00a202e8"/>
    </style:style>
    <style:style style:name="P48" style:family="paragraph" style:parent-style-name="Table_20_Contents">
      <style:text-properties style:font-name="FreeSerif2" officeooo:rsid="009f4fbb" officeooo:paragraph-rsid="009f4fbb"/>
    </style:style>
    <style:style style:name="P49" style:family="paragraph" style:parent-style-name="Table_20_Contents">
      <style:text-properties officeooo:paragraph-rsid="01df1e8c"/>
    </style:style>
    <style:style style:name="P50" style:family="paragraph" style:parent-style-name="Table_20_Contents">
      <style:text-properties officeooo:rsid="01e1db54"/>
    </style:style>
    <style:style style:name="P51" style:family="paragraph" style:parent-style-name="Table_20_Contents">
      <style:text-properties officeooo:rsid="01e27a19" officeooo:paragraph-rsid="01e27a19"/>
    </style:style>
    <style:style style:name="P52" style:family="paragraph" style:parent-style-name="Table_20_Contents">
      <style:text-properties officeooo:rsid="01e2bec2" officeooo:paragraph-rsid="01e2bec2"/>
    </style:style>
    <style:style style:name="P53" style:family="paragraph" style:parent-style-name="Table_20_Contents">
      <style:text-properties officeooo:rsid="01e2df13" officeooo:paragraph-rsid="01e2df13"/>
    </style:style>
    <style:style style:name="P54" style:family="paragraph" style:parent-style-name="Table_20_Contents">
      <style:text-properties officeooo:paragraph-rsid="01e2df13"/>
    </style:style>
    <style:style style:name="P55"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56" style:family="paragraph" style:parent-style-name="Table">
      <style:text-properties style:font-name="FreeSerif2"/>
    </style:style>
    <style:style style:name="P57" style:family="paragraph" style:parent-style-name="Illustration">
      <style:paragraph-properties fo:text-align="center" style:justify-single-word="false"/>
      <style:text-properties style:font-name="FreeSerif2"/>
    </style:style>
    <style:style style:name="P58" style:family="paragraph" style:parent-style-name="Standard">
      <style:paragraph-properties fo:margin-left="0cm" fo:margin-right="0cm" fo:text-align="start" style:justify-single-word="false" fo:text-indent="0cm" style:auto-text-indent="false"/>
      <style:text-properties style:font-name="FreeSerif2" officeooo:paragraph-rsid="01df1e8c"/>
    </style:style>
    <style:style style:name="P59" style:family="paragraph" style:parent-style-name="Heading_20_2">
      <style:paragraph-properties fo:break-before="page"/>
      <style:text-properties officeooo:rsid="00818e2e" officeooo:paragraph-rsid="00818e2e"/>
    </style:style>
    <style:style style:name="P60" style:family="paragraph" style:parent-style-name="Table_20_Heading">
      <style:text-properties style:font-name="FreeSerif2" officeooo:rsid="008674c7"/>
    </style:style>
    <style:style style:name="P61" style:family="paragraph" style:parent-style-name="Table_20_Heading">
      <style:text-properties style:font-name="FreeSerif2" officeooo:rsid="0189800b" officeooo:paragraph-rsid="0189800b"/>
    </style:style>
    <style:style style:name="P62" style:family="paragraph" style:parent-style-name="Standard" style:list-style-name="L4">
      <style:paragraph-properties fo:text-align="justify" style:justify-single-word="false"/>
      <style:text-properties style:font-name="FreeSerif2" officeooo:rsid="019b7b15" officeooo:paragraph-rsid="019b7b15"/>
    </style:style>
    <style:style style:name="P63" style:family="paragraph" style:parent-style-name="Standard" style:list-style-name="L4">
      <style:paragraph-properties fo:text-align="justify" style:justify-single-word="false"/>
      <style:text-properties style:font-name="FreeSerif2" officeooo:rsid="019b7b15" officeooo:paragraph-rsid="01ee1a38"/>
    </style:style>
    <style:style style:name="P64" style:family="paragraph" style:parent-style-name="Standard" style:list-style-name="L4">
      <style:paragraph-properties fo:text-align="justify" style:justify-single-word="false"/>
      <style:text-properties officeooo:paragraph-rsid="01ee1a38"/>
    </style:style>
    <style:style style:name="P65" style:family="paragraph" style:parent-style-name="Text_20_body" style:list-style-name="L2">
      <style:text-properties officeooo:rsid="0052fb60" officeooo:paragraph-rsid="0052fb60"/>
    </style:style>
    <style:style style:name="P66" style:family="paragraph" style:parent-style-name="Text_20_body" style:list-style-name="L2">
      <style:paragraph-properties fo:text-align="justify" style:justify-single-word="false"/>
      <style:text-properties officeooo:paragraph-rsid="005730e6"/>
    </style:style>
    <style:style style:name="P67" style:family="paragraph" style:parent-style-name="Text_20_body" style:list-style-name="L3">
      <style:paragraph-properties fo:text-align="justify" style:justify-single-word="false"/>
      <style:text-properties officeooo:paragraph-rsid="006bd91c"/>
    </style:style>
    <style:style style:name="P68" style:family="paragraph" style:parent-style-name="Text_20_body" style:list-style-name="L2">
      <style:text-properties officeooo:rsid="005bd4c6" officeooo:paragraph-rsid="005bd4c6"/>
    </style:style>
    <style:style style:name="P69" style:family="paragraph" style:parent-style-name="Text_20_body" style:list-style-name="L3"/>
    <style:style style:name="P70" style:family="paragraph" style:parent-style-name="Text_20_body" style:list-style-name="L3">
      <style:text-properties officeooo:paragraph-rsid="006bd91c"/>
    </style:style>
    <style:style style:name="P71" style:family="paragraph" style:parent-style-name="Text_20_body" style:list-style-name="L5">
      <style:text-properties officeooo:rsid="01e45164" officeooo:paragraph-rsid="01e45164"/>
    </style:style>
    <style:style style:name="P72" style:family="paragraph" style:parent-style-name="Text_20_body" style:list-style-name="L5">
      <style:text-properties officeooo:rsid="01e45164" officeooo:paragraph-rsid="01e547c9"/>
    </style:style>
    <style:style style:name="P73" style:family="paragraph" style:parent-style-name="Text_20_body" style:list-style-name="L5">
      <style:text-properties officeooo:rsid="01e7411b" officeooo:paragraph-rsid="01e7411b"/>
    </style:style>
    <style:style style:name="P74" style:family="paragraph" style:parent-style-name="Text_20_body" style:list-style-name="L8">
      <style:paragraph-properties fo:text-align="justify" style:justify-single-word="false"/>
      <style:text-properties officeooo:rsid="00bfaffa" officeooo:paragraph-rsid="01c3a62c"/>
    </style:style>
    <style:style style:name="P75" style:family="paragraph" style:parent-style-name="Text_20_body" style:list-style-name="L8">
      <style:paragraph-properties fo:text-align="justify" style:justify-single-word="false"/>
      <style:text-properties officeooo:rsid="00bfaffa" officeooo:paragraph-rsid="01c58739"/>
    </style:style>
    <style:style style:name="P76" style:family="paragraph" style:parent-style-name="Text_20_body">
      <style:text-properties officeooo:rsid="01ef3a0c" officeooo:paragraph-rsid="01ef3a0c"/>
    </style:style>
    <style:style style:name="P77" style:family="paragraph" style:parent-style-name="Text_20_body">
      <style:text-properties officeooo:rsid="0198918b" officeooo:paragraph-rsid="0198918b"/>
    </style:style>
    <style:style style:name="P78" style:family="paragraph" style:parent-style-name="Text_20_body">
      <style:text-properties officeooo:rsid="01f0c411" officeooo:paragraph-rsid="01f0c411"/>
    </style:style>
    <style:style style:name="P79" style:family="paragraph" style:parent-style-name="Heading_20_1" style:list-style-name="">
      <style:text-properties officeooo:rsid="01187079" officeooo:paragraph-rsid="01187079"/>
    </style:style>
    <style:style style:name="P80" style:family="paragraph" style:parent-style-name="Heading_20_1" style:list-style-name="">
      <style:text-properties officeooo:rsid="00be3cdd" officeooo:paragraph-rsid="011dcd60"/>
    </style:style>
    <style:style style:name="P81" style:family="paragraph" style:parent-style-name="Heading_20_1">
      <style:text-properties officeooo:paragraph-rsid="01ccf563"/>
    </style:style>
    <style:style style:name="P82" style:family="paragraph" style:parent-style-name="Heading_20_1">
      <style:paragraph-properties fo:break-before="page"/>
      <style:text-properties officeooo:rsid="01187079" officeooo:paragraph-rsid="01187079"/>
    </style:style>
    <style:style style:name="P83" style:family="paragraph" style:parent-style-name="Heading_20_1">
      <style:paragraph-properties fo:break-before="page"/>
      <style:text-properties officeooo:rsid="00be3cdd" officeooo:paragraph-rsid="011dcd60"/>
    </style:style>
    <style:style style:name="P84" style:family="paragraph" style:parent-style-name="Heading_20_1">
      <style:paragraph-properties fo:break-before="page"/>
      <style:text-properties officeooo:rsid="01cc7622" officeooo:paragraph-rsid="01cc7622"/>
    </style:style>
    <style:style style:name="P85" style:family="paragraph" style:parent-style-name="question">
      <style:text-properties officeooo:rsid="00a88bc8" officeooo:paragraph-rsid="00a88bc8"/>
    </style:style>
    <style:style style:name="P86" style:family="paragraph" style:parent-style-name="question">
      <style:paragraph-properties fo:text-align="justify" style:justify-single-word="false"/>
      <style:text-properties officeooo:rsid="00a88bc8" officeooo:paragraph-rsid="01be9a58"/>
    </style:style>
    <style:style style:name="P87" style:family="paragraph" style:parent-style-name="question">
      <style:text-properties officeooo:paragraph-rsid="00ac79c6"/>
    </style:style>
    <style:style style:name="P88" style:family="paragraph" style:parent-style-name="question" style:list-style-name="L6">
      <style:paragraph-properties fo:text-align="justify" style:justify-single-word="false"/>
      <style:text-properties officeooo:paragraph-rsid="01be9a58"/>
    </style:style>
    <style:style style:name="P89" style:family="paragraph" style:parent-style-name="question">
      <style:paragraph-properties fo:text-align="justify" style:justify-single-word="false"/>
      <style:text-properties officeooo:paragraph-rsid="00f33639"/>
    </style:style>
    <style:style style:name="P90" style:family="paragraph" style:parent-style-name="question">
      <style:paragraph-properties fo:text-align="justify" style:justify-single-word="false"/>
      <style:text-properties officeooo:paragraph-rsid="01c7a159"/>
    </style:style>
    <style:style style:name="P91" style:family="paragraph" style:parent-style-name="question">
      <style:paragraph-properties fo:text-align="justify" style:justify-single-word="false"/>
      <style:text-properties officeooo:paragraph-rsid="014ce8c2"/>
    </style:style>
    <style:style style:name="P92" style:family="paragraph" style:parent-style-name="question">
      <style:paragraph-properties fo:text-align="justify" style:justify-single-word="false"/>
      <style:text-properties officeooo:rsid="01d16e02" officeooo:paragraph-rsid="00b0baee"/>
    </style:style>
    <style:style style:name="P93" style:family="paragraph" style:parent-style-name="question" style:list-style-name="L6">
      <style:paragraph-properties fo:text-align="justify" style:justify-single-word="false"/>
      <style:text-properties officeooo:rsid="01207840" officeooo:paragraph-rsid="01be9a58"/>
    </style:style>
    <style:style style:name="P94" style:family="paragraph" style:parent-style-name="question">
      <style:text-properties officeooo:paragraph-rsid="01be7636"/>
    </style:style>
    <style:style style:name="P95" style:family="paragraph" style:parent-style-name="question" style:list-style-name="L7">
      <style:text-properties officeooo:paragraph-rsid="01be7636"/>
    </style:style>
    <style:style style:name="P96" style:family="paragraph" style:parent-style-name="question" style:list-style-name="L7">
      <style:text-properties officeooo:rsid="01271125" officeooo:paragraph-rsid="01be7636"/>
    </style:style>
    <style:style style:name="P97" style:family="paragraph" style:parent-style-name="question">
      <style:text-properties officeooo:paragraph-rsid="01be9a58"/>
    </style:style>
    <style:style style:name="P98" style:family="paragraph" style:parent-style-name="question">
      <style:paragraph-properties fo:text-align="justify" style:justify-single-word="false"/>
      <style:text-properties officeooo:rsid="01c7a159" officeooo:paragraph-rsid="01c7a159"/>
    </style:style>
    <style:style style:name="P99" style:family="paragraph" style:parent-style-name="question">
      <style:paragraph-properties fo:text-align="justify" style:justify-single-word="false"/>
      <style:text-properties officeooo:rsid="01ccf563" officeooo:paragraph-rsid="01ccf563"/>
    </style:style>
    <style:style style:name="P100" style:family="paragraph" style:parent-style-name="Table_20_Contents">
      <style:text-properties officeooo:rsid="0171cce3" officeooo:paragraph-rsid="01f0e29e" fo:background-color="#ffff99"/>
    </style:style>
    <style:style style:name="P101" style:family="paragraph" style:parent-style-name="enum" style:list-style-name="L1">
      <style:text-properties officeooo:paragraph-rsid="0158894a"/>
    </style:style>
    <style:style style:name="P102" style:family="paragraph" style:parent-style-name="enum" style:list-style-name="L1">
      <style:text-properties officeooo:rsid="0133d8cf" officeooo:paragraph-rsid="0158894a"/>
    </style:style>
    <style:style style:name="P103" style:family="paragraph" style:parent-style-name="enum" style:list-style-name="L1">
      <style:text-properties fo:language="fr" fo:country="CA" officeooo:paragraph-rsid="0158894a" style:language-asian="zh" style:country-asian="CN" style:language-complex="ar" style:country-complex="SA"/>
    </style:style>
    <style:style style:name="P104"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P105" style:family="paragraph" style:parent-style-name="enum" style:list-style-name="L1">
      <style:text-properties fo:language="fr" fo:country="CA" officeooo:rsid="01d87cdd" officeooo:paragraph-rsid="01d87cdd"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officeooo:rsid="011dcd60"/>
    </style:style>
    <style:style style:name="T37" style:family="text">
      <style:text-properties officeooo:rsid="01207840"/>
    </style:style>
    <style:style style:name="T38" style:family="text">
      <style:text-properties officeooo:rsid="012331dc"/>
    </style:style>
    <style:style style:name="T39" style:family="text">
      <style:text-properties officeooo:rsid="01238466"/>
    </style:style>
    <style:style style:name="T40" style:family="text">
      <style:text-properties officeooo:rsid="01271125"/>
    </style:style>
    <style:style style:name="T41" style:family="text">
      <style:text-properties officeooo:rsid="0144f904"/>
    </style:style>
    <style:style style:name="T42" style:family="text">
      <style:text-properties officeooo:rsid="01452a9f"/>
    </style:style>
    <style:style style:name="T43" style:family="text">
      <style:text-properties officeooo:rsid="0146ce6a"/>
    </style:style>
    <style:style style:name="T44" style:family="text">
      <style:text-properties officeooo:rsid="0148a30e"/>
    </style:style>
    <style:style style:name="T45" style:family="text">
      <style:text-properties officeooo:rsid="014b8ff3"/>
    </style:style>
    <style:style style:name="T46" style:family="text">
      <style:text-properties officeooo:rsid="014ce8c2"/>
    </style:style>
    <style:style style:name="T47" style:family="text">
      <style:text-properties officeooo:rsid="01550c06"/>
    </style:style>
    <style:style style:name="T48" style:family="text">
      <style:text-properties officeooo:rsid="015acba2"/>
    </style:style>
    <style:style style:name="T49" style:family="text">
      <style:text-properties officeooo:rsid="015cc9e4"/>
    </style:style>
    <style:style style:name="T50" style:family="text">
      <style:text-properties officeooo:rsid="0172a62f"/>
    </style:style>
    <style:style style:name="T51" style:family="text">
      <style:text-properties officeooo:rsid="017379c0"/>
    </style:style>
    <style:style style:name="T52" style:family="text">
      <style:text-properties officeooo:rsid="01748e4f"/>
    </style:style>
    <style:style style:name="T53" style:family="text">
      <style:text-properties officeooo:rsid="017958c3"/>
    </style:style>
    <style:style style:name="T54" style:family="text">
      <style:text-properties officeooo:rsid="017badbe"/>
    </style:style>
    <style:style style:name="T55" style:family="text">
      <style:text-properties officeooo:rsid="017c33c7"/>
    </style:style>
    <style:style style:name="T56" style:family="text">
      <style:text-properties officeooo:rsid="017e1b1e"/>
    </style:style>
    <style:style style:name="T57" style:family="text">
      <style:text-properties officeooo:rsid="017fd3bd"/>
    </style:style>
    <style:style style:name="T58" style:family="text">
      <style:text-properties officeooo:rsid="0196273c"/>
    </style:style>
    <style:style style:name="T59" style:family="text">
      <style:text-properties officeooo:rsid="0199ba2b"/>
    </style:style>
    <style:style style:name="T60" style:family="text">
      <style:text-properties officeooo:rsid="019b7b15"/>
    </style:style>
    <style:style style:name="T61" style:family="text">
      <style:text-properties officeooo:rsid="019d069e"/>
    </style:style>
    <style:style style:name="T62" style:family="text">
      <style:text-properties officeooo:rsid="005b4e01" fo:background-color="transparent" loext:char-shading-value="0"/>
    </style:style>
    <style:style style:name="T63" style:family="text">
      <style:text-properties officeooo:rsid="01a22d7e" fo:background-color="transparent" loext:char-shading-value="0"/>
    </style:style>
    <style:style style:name="T64" style:family="text">
      <style:text-properties officeooo:rsid="015acba2" fo:background-color="transparent" loext:char-shading-value="0"/>
    </style:style>
    <style:style style:name="T65" style:family="text">
      <style:text-properties officeooo:rsid="01a269ea" fo:background-color="transparent" loext:char-shading-value="0"/>
    </style:style>
    <style:style style:name="T66" style:family="text">
      <style:text-properties officeooo:rsid="017badbe" fo:background-color="transparent" loext:char-shading-value="0"/>
    </style:style>
    <style:style style:name="T67" style:family="text">
      <style:text-properties officeooo:rsid="01a64e9f"/>
    </style:style>
    <style:style style:name="T68" style:family="text">
      <style:text-properties fo:font-weight="bold" style:font-weight-asian="bold" style:font-weight-complex="bold"/>
    </style:style>
    <style:style style:name="T69" style:family="text">
      <style:text-properties fo:font-weight="bold" officeooo:rsid="0036f236" style:font-weight-asian="bold" style:font-weight-complex="bold"/>
    </style:style>
    <style:style style:name="T70" style:family="text">
      <style:text-properties fo:font-weight="bold" officeooo:rsid="01ae9e25" style:font-weight-asian="bold" style:font-weight-complex="bold"/>
    </style:style>
    <style:style style:name="T71" style:family="text">
      <style:text-properties fo:font-weight="bold" officeooo:rsid="005730e6" style:font-weight-asian="bold" style:font-weight-complex="bold"/>
    </style:style>
    <style:style style:name="T72" style:family="text">
      <style:text-properties fo:font-weight="bold" officeooo:rsid="0066dcba" style:font-weight-asian="bold" style:font-weight-complex="bold"/>
    </style:style>
    <style:style style:name="T73" style:family="text">
      <style:text-properties fo:font-weight="bold" officeooo:rsid="0067a7c5" style:font-weight-asian="bold" style:font-weight-complex="bold"/>
    </style:style>
    <style:style style:name="T74" style:family="text">
      <style:text-properties fo:font-weight="bold" officeooo:rsid="006a85f2" style:font-weight-asian="bold" style:font-weight-complex="bold"/>
    </style:style>
    <style:style style:name="T75" style:family="text">
      <style:text-properties fo:font-weight="bold" officeooo:rsid="019b7b15" style:font-weight-asian="bold" style:font-weight-complex="bold"/>
    </style:style>
    <style:style style:name="T76" style:family="text">
      <style:text-properties fo:font-weight="bold" officeooo:rsid="011b8b9d" style:font-weight-asian="bold" style:font-weight-complex="bold"/>
    </style:style>
    <style:style style:name="T77" style:family="text">
      <style:text-properties fo:font-weight="bold" officeooo:rsid="011dcd60" style:font-weight-asian="bold" style:font-weight-complex="bold"/>
    </style:style>
    <style:style style:name="T78" style:family="text">
      <style:text-properties fo:font-weight="bold" officeooo:rsid="01238466" style:font-weight-asian="bold" style:font-weight-complex="bold"/>
    </style:style>
    <style:style style:name="T79" style:family="text">
      <style:text-properties fo:font-weight="bold" officeooo:rsid="00bfaffa" style:font-weight-asian="bold" style:font-weight-complex="bold"/>
    </style:style>
    <style:style style:name="T80" style:family="text">
      <style:text-properties fo:font-weight="bold" officeooo:rsid="01c7a159" style:font-weight-asian="bold" style:font-weight-complex="bold"/>
    </style:style>
    <style:style style:name="T81" style:family="text">
      <style:text-properties fo:font-weight="bold" officeooo:rsid="005b4e01" style:font-weight-asian="bold" style:font-weight-complex="bold"/>
    </style:style>
    <style:style style:name="T82" style:family="text">
      <style:text-properties fo:font-weight="bold" officeooo:rsid="01d19852" style:font-weight-asian="bold" style:font-weight-complex="bold"/>
    </style:style>
    <style:style style:name="T83" style:family="text">
      <style:text-properties fo:font-weight="bold" fo:background-color="transparent" loext:char-shading-value="0" style:font-weight-asian="bold" style:font-weight-complex="bold"/>
    </style:style>
    <style:style style:name="T84" style:family="text">
      <style:text-properties fo:font-weight="bold" officeooo:rsid="01a22d7e" fo:background-color="transparent" loext:char-shading-value="0" style:font-weight-asian="bold" style:font-weight-complex="bold"/>
    </style:style>
    <style:style style:name="T85" style:family="text">
      <style:text-properties officeooo:rsid="01abb65a"/>
    </style:style>
    <style:style style:name="T86" style:family="text">
      <style:text-properties officeooo:rsid="01ae9e25"/>
    </style:style>
    <style:style style:name="T87" style:family="text">
      <style:text-properties style:font-name="FreeMono1" fo:font-size="10pt" style:font-size-asian="10pt" style:font-size-complex="10pt"/>
    </style:style>
    <style:style style:name="T88" style:family="text">
      <style:text-properties officeooo:rsid="01b0f0c9"/>
    </style:style>
    <style:style style:name="T89" style:family="text">
      <style:text-properties style:font-name="FreeSerif2" officeooo:rsid="00865bc5"/>
    </style:style>
    <style:style style:name="T90" style:family="text">
      <style:text-properties style:font-name="FreeSerif2" officeooo:rsid="00865bc5" fo:background-color="transparent" loext:char-shading-value="0"/>
    </style:style>
    <style:style style:name="T91" style:family="text">
      <style:text-properties style:font-name="FreeSerif2" officeooo:rsid="01b0f0c9"/>
    </style:style>
    <style:style style:name="T92" style:family="text">
      <style:text-properties style:font-name="FreeSerif2" officeooo:rsid="01b74477"/>
    </style:style>
    <style:style style:name="T93" style:family="text">
      <style:text-properties style:font-name="FreeSerif2" officeooo:rsid="01b919bd"/>
    </style:style>
    <style:style style:name="T94" style:family="text">
      <style:text-properties officeooo:rsid="01bac9e7"/>
    </style:style>
    <style:style style:name="T95" style:family="text">
      <style:text-properties officeooo:rsid="01bbbfc4"/>
    </style:style>
    <style:style style:name="T96" style:family="text">
      <style:text-properties officeooo:rsid="01bcb36b"/>
    </style:style>
    <style:style style:name="T97" style:family="text">
      <style:text-properties fo:font-style="normal" officeooo:rsid="01bcb36b" style:font-style-asian="normal" style:font-style-complex="normal"/>
    </style:style>
    <style:style style:name="T98" style:family="text">
      <style:text-properties fo:font-style="normal" officeooo:rsid="01be7636" style:font-style-asian="normal" style:font-style-complex="normal"/>
    </style:style>
    <style:style style:name="T99" style:family="text">
      <style:text-properties fo:font-style="normal" officeooo:rsid="01be9a58" style:font-style-asian="normal" style:font-style-complex="normal"/>
    </style:style>
    <style:style style:name="T100" style:family="text">
      <style:text-properties officeooo:rsid="01be7636"/>
    </style:style>
    <style:style style:name="T101" style:family="text">
      <style:text-properties officeooo:rsid="01be9a58"/>
    </style:style>
    <style:style style:name="T102" style:family="text">
      <style:text-properties fo:color="#ff3333" officeooo:rsid="01238466"/>
    </style:style>
    <style:style style:name="T103" style:family="text">
      <style:text-properties fo:color="#ff3333" officeooo:rsid="011b8b9d"/>
    </style:style>
    <style:style style:name="T104" style:family="text">
      <style:text-properties fo:color="#ff3333" style:font-name="FreeSerif2" fo:font-size="12pt" officeooo:rsid="01be9a58" style:font-size-asian="10.5pt" style:font-size-complex="12pt"/>
    </style:style>
    <style:style style:name="T105" style:family="text">
      <style:text-properties fo:color="#ff3333" fo:font-weight="bold" officeooo:rsid="01238466" style:font-weight-asian="bold" style:font-weight-complex="bold"/>
    </style:style>
    <style:style style:name="T106" style:family="text">
      <style:text-properties officeooo:rsid="01bfeb80"/>
    </style:style>
    <style:style style:name="T107" style:family="text">
      <style:text-properties officeooo:rsid="01c7a159"/>
    </style:style>
    <style:style style:name="T108" style:family="text">
      <style:text-properties officeooo:rsid="01ccf563"/>
    </style:style>
    <style:style style:name="T109" style:family="text">
      <style:text-properties officeooo:rsid="01d92caf"/>
    </style:style>
    <style:style style:name="T110" style:family="text">
      <style:text-properties officeooo:rsid="01daa99d"/>
    </style:style>
    <style:style style:name="T111" style:family="text">
      <style:text-properties officeooo:rsid="01dbddc7"/>
    </style:style>
    <style:style style:name="T112" style:family="text">
      <style:text-properties officeooo:rsid="01dc5053"/>
    </style:style>
    <style:style style:name="T113" style:family="text">
      <style:text-properties officeooo:rsid="01df1e8c"/>
    </style:style>
    <style:style style:name="T114" style:family="text">
      <style:text-properties officeooo:rsid="000eba49"/>
    </style:style>
    <style:style style:name="T115" style:family="text">
      <style:text-properties officeooo:rsid="01e2df13"/>
    </style:style>
    <style:style style:name="T116" style:family="text">
      <style:text-properties officeooo:rsid="01e45164"/>
    </style:style>
    <style:style style:name="T117" style:family="text">
      <style:text-properties officeooo:rsid="01e547c9"/>
    </style:style>
    <style:style style:name="T118" style:family="text">
      <style:text-properties officeooo:rsid="01e940dc"/>
    </style:style>
    <style:style style:name="T119" style:family="text">
      <style:text-properties officeooo:rsid="01eb40c3"/>
    </style:style>
    <style:style style:name="T120" style:family="text">
      <style:text-properties officeooo:rsid="01ef3a0c"/>
    </style:style>
    <style:style style:name="T121" style:family="text">
      <style:text-properties officeooo:rsid="01f0c411"/>
    </style:style>
    <style:style style:name="T122" style:family="text">
      <style:text-properties style:font-name="Times New Roman" fo:font-size="12pt" style:font-size-asian="12pt" style:font-size-complex="12pt"/>
    </style:style>
    <style:style style:name="T123" style:family="text">
      <style:text-properties style:font-name="Times New Roman" fo:font-size="12pt" officeooo:rsid="01b44d4c" style:font-size-asian="12pt" style:font-size-complex="12pt"/>
    </style:style>
    <style:style style:name="T124" style:family="text">
      <style:text-properties officeooo:rsid="01b386b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user-defined style:data-style-name="N0" text:name="Session">Automne 2015</text:user-defined></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00"><text:span text:style-name="T124">LATAPY Rémi</text:span> – <text:span text:style-name="T124">1808155</text:span></text:p>
            <text:p text:style-name="P100"><text:span text:style-name="T123">TAN</text:span><text:span text:style-name="T122">-</text:span><text:span text:style-name="T123">THERRIEN</text:span><text:span text:style-name="T122"> Louis – </text:span></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3">Mise en situation</text:p>
      <text:p text:style-name="P15">Au précédent laboratoire, nous avons vu qu'un processus ne peut accéder à la mémoire d'un autre processus directement. Nous avons également vu qu'il <text:span text:style-name="T67">est nécessaire de disposer d'</text:span>un moyen <text:span text:style-name="T67">de contrôle d</text:span>'accès concurrent à une ressource, comme une variable partagée. C'est la fonction des <text:span text:style-name="T68">mécanismes de communication inter-processus</text:span> (Inter-Process Communication, ou IPC), dont il est question dans ce laboratoire.</text:p>
      <text:p text:style-name="P34">Directives</text:p>
      <text:list xml:id="list1961132401267086168" text:style-name="L1">
        <text:list-item>
          <text:p text:style-name="P102">L'activité se fait en équipe de deux. Inscrivez les noms ci-haut.</text:p>
        </text:list-item>
        <text:list-item>
          <text:p text:style-name="P101">Répondez <text:span text:style-name="T68">directement dans le questionnaire</text:span> ODT avec Libre Office.</text:p>
        </text:list-item>
        <text:list-item>
          <text:p text:style-name="P101">La correction se fera directement dans le document électronique.</text:p>
        </text:list-item>
        <text:list-item>
          <text:p text:style-name="P101"><text:span text:style-name="T1">Remettez sur Moodle l</text:span>e questionnaire rempli et le code <text:span text:style-name="T2">(archive tar produite par </text:span><text:span text:style-name="T31">make dist</text:span><text:span text:style-name="T2">).</text:span></text:p>
        </text:list-item>
        <text:list-item>
          <text:p text:style-name="P101">Une seule personne de l'équipe doit effectuer la remise sur Moodle.</text:p>
        </text:list-item>
        <text:list-item>
          <text:p text:style-name="P103">Utilisez les machines du laboratoire pour obtenir vos résultats.</text:p>
        </text:list-item>
        <text:list-item>
          <text:p text:style-name="P104">10% de la note finale peut être enlevée pour la mauvaise qualité de la langue.</text:p>
        </text:list-item>
        <text:list-item>
          <text:p text:style-name="P105">Les laboratoire<text:span text:style-name="T112">s</text:span> 1 et 2 sont à remettre sur <text:span text:style-name="T109">M</text:span>oodle avant le 21 octobre à 18h00.</text:p>
        </text:list-item>
      </text:list>
      <text:p text:style-name="P55">Après avoir décompressé les sources, exécute<text:span text:style-name="T85">z</text:span> le script <text:span text:style-name="T30">fixperms.sh</text:span> pour corriger les permissions <text:span text:style-name="T85">puis n'oubliez pas de configurer votre projet :</text:span></text:p>
      <text:p text:style-name="P39">tar xzvf inf2610-lab2-1.<text:span text:style-name="T110">6</text:span>.tar.gz</text:p>
      <text:p text:style-name="P40">cd inf2610-lab2-1.<text:span text:style-name="T111">6</text:span>/</text:p>
      <text:p text:style-name="P42">sh fixperms.sh</text:p>
      <text:p text:style-name="P43">chmod +x configure</text:p>
      <text:p text:style-name="P43">./configure</text:p>
      <text:h text:style-name="Heading_20_1" text:outline-level="1"><text:soft-page-break/><text:span text:style-name="T4">Classification des verrous</text:span> [ <text:span text:style-name="T26">8</text:span> pts ]</text:h>
      <text:p text:style-name="P16"><text:span text:style-name="T3">Vous travaillez sur une librairie dont la fonction est de </text:span><text:span text:style-name="T69">calculer des statistiques sur des nombres entiers</text:span><text:span text:style-name="T3">. Plusieurs fils d'exécution pourront ajouter simultanément des valeurs, il est donc nécessaire de protéger la </text:span><text:span text:style-name="T69">section critique</text:span><text:span text:style-name="T3"> par un verrou. </text:span></text:p>
      <text:p text:style-name="P16"><text:span text:style-name="T86">La question que l'on peut se poser est de savoir lequel choisir entre un </text:span><text:span text:style-name="T32">mutex</text:span><text:span text:style-name="T86">, un </text:span><text:span text:style-name="T32">sémaphore</text:span><text:span text:style-name="T86"> ou un </text:span><text:span text:style-name="T32">spinlock</text:span><text:span text:style-name="T86"> ? Quel est leur principe de fonctionnement ? Cet atelier vous permettra d'en faire l'expérience et d'observer leur </text:span><text:span text:style-name="T70">interaction avec le système d'exploitation</text:span><text:span text:style-name="T86">.</text:span></text:p>
      <text:p text:style-name="P35">Implémentation</text:p>
      <text:p text:style-name="P17"><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8058334655066831877" text:style-name="L2">
        <text:list-item>
          <text:p text:style-name="P65"><text:span text:style-name="T68">mutex.c </text:span>: utilisation d'un seul mutex <text:span text:style-name="T30">PThread</text:span> comme simple verrou partagé.</text:p>
        </text:list-item>
        <text:list-item>
          <text:p text:style-name="P66"><text:span text:style-name="T71">semrelay.c</text:span><text:span text:style-name="T7"> : utilisation d'un sémaphore </text:span><text:span text:style-name="technical"><text:span text:style-name="T8">sem_t</text:span></text:span><text:span text:style-name="T8"> </text:span><text:span text:style-name="T81">par fil d'exécution</text:span><text:span text:style-name="T8">. Lorsqu'un fil a terminé sa section interne, il signa</text:span><text:span text:style-name="T62">l</text:span><text:span text:style-name="T63">e</text:span><text:span text:style-name="T62"> </text:span><text:span text:style-name="T8">le fil suivant et attend que tous les autres fil</text:span><text:span text:style-name="T62">s se s</text:span><text:span text:style-name="T8">oient exécutés.</text:span></text:p>
        </text:list-item>
        <text:list-item>
          <text:p text:style-name="P68"><text:span text:style-name="T68">spinlock.c</text:span> : utilisation de <text:span text:style-name="T87">minispinlock</text:span> (voir le fichier minispinlock.asm).</text:p>
        </text:list-item>
      </text:list>
      <text:p text:style-name="P13">Dans chaque fichier se trouvent 3 fonctions :</text:p>
      <text:list xml:id="list5326399162396986889" text:style-name="L3">
        <text:list-item>
          <text:p text:style-name="P69"><text:span text:style-name="T72">Initialisation</text:span><text:span text:style-name="T9"> (</text:span>ex :<text:span text:style-name="technical"><text:span text:style-name="T12"> serial_init()</text:span></text:span><text:span text:style-name="T12">) : allouer le verrou et l'initialiser.</text:span></text:p>
        </text:list-item>
        <text:list-item>
          <text:p text:style-name="P70"><text:span text:style-name="T73">Finalisation</text:span><text:span text:style-name="T10"> (ex :</text:span><text:span text:style-name="technical"><text:span text:style-name="T12"> serial_done()</text:span></text:span><text:span text:style-name="T10"> : libérer la mémoire allouée lors de l'initialisation.</text:span></text:p>
        </text:list-item>
        <text:list-item>
          <text:p text:style-name="P67"><text:span text:style-name="T74">Fonction principale</text:span><text:span text:style-name="T11"> (ex :</text:span><text:span text:style-name="technical"><text:span text:style-name="T12"> serial_worker()</text:span></text:span><text:span text:style-name="T11"> : calcul des statistiques. Insérez le verrouillage et le déverrouillage dans la boucle extérieure. </text:span></text:p>
        </text:list-item>
      </text:list>
      <text:p text:style-name="P18"><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18"><text:span text:style-name="T15">Le code de la section critique de l'expérience est de longueur variable. Le paramètre </text:span><text:span text:style-name="technical"><text:span text:style-name="T48">inner</text:span></text:span><text:span text:style-name="T48"> augmente le nombre d'opérations effectuées dans la section critique, tandis que le paramètre </text:span><text:span text:style-name="technical"><text:span text:style-name="T48">outer</text:span></text:span><text:span text:style-name="T48"> sert à répéter plusieurs fois la prise et la libération du verrou. Dans la réalité, il est préférable de réduire au minimum le nombre d'instructio</text:span><text:span text:style-name="T64">ns d</text:span><text:span text:style-name="T48">ans une section critique. Voici un exemple du lancement du programme. </text:span></text:p>
      <text:p text:style-name="P37"><text:soft-page-break/>./multilock --lib serial --verbose </text:p>
      <text:p text:style-name="P41">label <text:s text:c="14"/>N <text:s text:c="15"/>sum <text:s text:c="14"/>mean </text:p>
      <text:p text:style-name="P41">actual <text:s text:c="7"/>2000000 <text:s text:c="2"/>999999000000.000 <text:s text:c="8"/>499999.500 </text:p>
      <text:p text:style-name="P41">expected <text:s text:c="5"/>2000000 <text:s text:c="2"/>999999000000.000 <text:s text:c="8"/>499999.500 </text:p>
      <text:p text:style-name="P41">PASS serial </text:p>
      <text:p text:style-name="P3"/>
      <text:p text:style-name="P5">Si la section critique est bien protégée, alors le programme retournera « PASS ». <text:span text:style-name="T88">Il renverra</text:span> « FAIL » dans le cas contraire. </text:p>
      <text:p text:style-name="P36"/>
      <text:p text:style-name="P59">Traçage de l'exécution</text:p>
      <text:p text:style-name="P14">Une fois le code complété, tracez l'ensemble des tests avec la commande suivante :</text:p>
      <text:p text:style-name="P38">lttng-simple -k <text:span text:style-name="T59">-s -c </text:span>-- ./<text:span text:style-name="T49">multilock-all.sh</text:span></text:p>
      <text:p text:style-name="P3"/>
      <text:p text:style-name="P6">Le script exécute <text:span text:style-name="T60">deux</text:span><text:span text:style-name="T68"> granulari</text:span><text:span text:style-name="T83">té</text:span><text:span text:style-name="T84">s</text:span><text:span text:style-name="T83"> </text:span><text:span text:style-name="T75">de section critique</text:span><text:span text:style-name="T60"> avec 4 fils d'exécution :</text:span></text:p>
      <text:list xml:id="list7197379623620613454" text:style-name="L4">
        <text:list-item>
          <text:p text:style-name="P62">Une section critique très courte répétée un grand nombre de fois;</text:p>
        </text:list-item>
        <text:list-item>
          <text:p text:style-name="P63">Une section critique très longue répétée un petit nombre de fois.</text:p>
          <text:p text:style-name="P63"/>
          <text:p text:style-name="P64"><text:span text:style-name="T89">Importe</text:span><text:span text:style-name="T92">z</text:span><text:span text:style-name="T89"> la trace </text:span><text:span text:style-name="technical"><text:span text:style-name="T89">multilock-all.sh-</text:span></text:span><text:span text:style-name="technical"><text:span text:style-name="T90">k</text:span></text:span><text:span text:style-name="T90"> </text:span><text:span text:style-name="T89">dans </text:span><text:span text:style-name="T91">TraceCompass</text:span><text:span text:style-name="T89">, puis compléte</text:span><text:span text:style-name="T93">z</text:span><text:span text:style-name="T89"> le tableau </text:span><text:span text:style-name="T89"><text:sequence-ref text:reference-format="value" text:ref-name="refTable0">1</text:sequence-ref></text:span><text:span text:style-name="T89">.</text:span></text:p>
        </text:list-item>
      </text:list>
      <text:p text:style-name="P4"/>
      <table:table table:name="Tableau2" table:style-name="Tableau2">
        <table:table-column table:style-name="Tableau2.A" table:number-columns-repeated="4"/>
        <table:table-row>
          <table:table-cell table:style-name="Tableau2.A1" office:value-type="string">
            <text:p text:style-name="P60">Propriété</text:p>
          </table:table-cell>
          <table:table-cell table:style-name="Tableau2.A1" office:value-type="string">
            <text:p text:style-name="P60">Mutex</text:p>
          </table:table-cell>
          <table:table-cell table:style-name="Tableau2.A1" office:value-type="string">
            <text:p text:style-name="P61">Semrelay</text:p>
          </table:table-cell>
          <table:table-cell table:style-name="Tableau2.D1" office:value-type="string">
            <text:p text:style-name="P60">Spinlock</text:p>
          </table:table-cell>
        </table:table-row>
        <table:table-row>
          <table:table-cell table:style-name="Tableau2.C5" office:value-type="string">
            <text:p text:style-name="P45">Est-ce que le fil d'exécution en attente bloque pour l'accès à la section critique ? (WAIT_BLOCKED)</text:p>
          </table:table-cell>
          <table:table-cell table:style-name="Tableau2.C5" office:value-type="string">
            <text:p text:style-name="P44">Oui</text:p>
          </table:table-cell>
          <table:table-cell table:style-name="Tableau2.C5" office:value-type="string">
            <text:p text:style-name="P50">Oui</text:p>
          </table:table-cell>
          <table:table-cell table:style-name="Tableau2.D5" office:value-type="string">
            <text:p text:style-name="P53">Non (pas d'etat WAIT_BLOCKED)</text:p>
          </table:table-cell>
        </table:table-row>
        <table:table-row>
          <table:table-cell table:style-name="Tableau2.C5" office:value-type="string">
            <text:p text:style-name="P48">Est-ce qu'il se produit des appels système ? Si oui, le<text:span text:style-name="T50">s</text:span>quel<text:span text:style-name="T51">s</text:span> ? </text:p>
          </table:table-cell>
          <table:table-cell table:style-name="Tableau2.C5" office:value-type="string">
            <text:p text:style-name="P49">syscall_exit_futex</text:p>
            <text:p text:style-name="P49">syscall_entry_futex</text:p>
          </table:table-cell>
          <table:table-cell table:style-name="Tableau2.C5" office:value-type="string">
            <text:p text:style-name="P49">syscall_exit_futex</text:p>
            <text:p text:style-name="P49">syscall_entry_futex</text:p>
          </table:table-cell>
          <table:table-cell table:style-name="Tableau2.D5" office:value-type="string">
            <text:p text:style-name="P53">syscall_entry_setitimer</text:p>
            <text:p text:style-name="P53">syscall_exit_setitimer</text:p>
            <text:p text:style-name="P53">syscall_entry_recvmsg</text:p>
            <text:p text:style-name="P53">syscall_entry_poll</text:p>
            <text:p text:style-name="P53">syscall_exit_poll</text:p>
          </table:table-cell>
        </table:table-row>
        <table:table-row>
          <table:table-cell table:style-name="Tableau2.C5" office:value-type="string">
            <text:p text:style-name="P47">Est-ce qu'une famine est possible? Si oui, comment est-elle visible ?</text:p>
          </table:table-cell>
          <table:table-cell table:style-name="Tableau2.C5" office:value-type="string">
            <text:p text:style-name="P49">Oui, sur la trace on a des zones WAIT_FOR_CPU plus ou moins longue.</text:p>
          </table:table-cell>
          <table:table-cell table:style-name="Tableau2.C5" office:value-type="string">
            <text:p text:style-name="P51">Non, le semrelay évite les famines. On voit que la trace est très régulière et partage le temps équitablement.</text:p>
          </table:table-cell>
          <table:table-cell table:style-name="Tableau2.D5" office:value-type="string">
            <text:p text:style-name="P54">Oui <text:span text:style-name="T119">et non</text:span>, <text:span text:style-name="T119">lorsque que le processus est en USER-MODE, cela ne veut pas dire qu'il travaille (attente active). <text:s/>On ne peut pas assurément voir les famines sur la trace.</text:span></text:p>
          </table:table-cell>
        </table:table-row>
        <table:table-row table:style-name="Tableau2.5">
          <table:table-cell table:style-name="Tableau2.C5" office:value-type="string">
            <text:p text:style-name="P46">La granularité affecte-elle le comportement <text:span text:style-name="T61">du</text:span> verrou ? Si oui, comment ?</text:p>
          </table:table-cell>
          <table:table-cell table:style-name="Tableau2.C5" office:value-type="string">
            <text:p text:style-name="P58"><text:span text:style-name="T113">Une </text:span>section critique très longue répétée un petit nombre de fois f<text:span text:style-name="T113">ai</text:span>t qu'il n'y a pas de blocage.</text:p>
          </table:table-cell>
          <table:table-cell table:style-name="Tableau2.C5" office:value-type="string">
            <text:p text:style-name="P52">Non, la trace reste similaire. L'intervalle <text:span text:style-name="T115">d’activité</text:span> est logiquement plus long pour la seconde granularité.</text:p>
          </table:table-cell>
          <table:table-cell table:style-name="Tableau2.D5" office:value-type="string">
            <text:p text:style-name="P58"><text:span text:style-name="T113">Une </text:span>section critique très longue répétée un petit nombre de fois f<text:span text:style-name="T113">ai</text:span>t qu'il y a <text:span text:style-name="T115">moins</text:span> de blocage.</text:p>
          </table:table-cell>
        </table:table-row>
      </table:table>
      <text:p text:style-name="P56">Tableau <text:sequence text:ref-name="refTable0" text:name="Table" text:formula="ooow:Table+1" style:num-format="1">1</text:sequence>: Résumé du comportement des verrous</text:p>
      <text:p text:style-name="P4"/>
      <text:p text:style-name="P3"/>
      <table:table table:name="Tableau1" table:style-name="Tableau1">
        <table:table-column table:style-name="Tableau1.A"/>
        <table:table-column table:style-name="Tableau1.B"/>
        <table:table-column table:style-name="Tableau1.C"/>
        <text:soft-page-break/>
        <table:table-row>
          <table:table-cell table:style-name="Tableau1.A1" office:value-type="string">
            <text:h text:style-name="P85" text:outline-level="2">Implémentation des verrous <text:span text:style-name="T47">(initialisation, destruction et utilisation)</text:span>.</text:h>
          </table:table-cell>
          <table:table-cell table:style-name="Tableau1.A1" office:value-type="string">
            <text:p text:style-name="P11"/>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87"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1"/>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92" text:outline-level="2">Résumez succinctement les avantages et inconvénients des trois verrous étudiés plus haut selon vos observations.</text:h>
            <text:p text:style-name="P32">Réponse : </text:p>
            <text:list xml:id="list8333694045486566377" text:style-name="L5">
              <text:list-item>
                <text:p text:style-name="P71">Le mutex fait le travail simplement, sans éviter les famines. Le changement de contexte étant une opération lourde, multiplier les appel au mutex entraine une perte de performance.</text:p>
              </text:list-item>
              <text:list-item>
                <text:p text:style-name="P72">Les sémaphores en cascade permettent d’éviter la famine est recréant un<text:span text:style-name="T117">e</text:span> <text:span text:style-name="T117">sorte d'</text:span>ordonnancement maitrisé. Cependant, malgré la présence d'un processeur multicœur, les opérations s’exécutent séquentiellement. <text:span text:style-name="T118">La famine est ainsi évité.</text:span></text:p>
              </text:list-item>
              <text:list-item>
                <text:p text:style-name="P73">Le spinlock lui est similaire au mutex mais il n'endort pas les processus bloqu<text:span text:style-name="T116">é</text:span>s qui restent actif. Il n'y donc pas de temps perdu en changement de contexte. Cependant, cette méthode est gourmande en CPU a cause de l'attente active et elle est est prohib<text:span text:style-name="T116">é</text:span>e<text:span text:style-name="T116"> </text:span>sur un processeur monocœur (pour des raisons évidentes de sur-utilisation de l'unique fil d’exécution). Sur un processeur multicœur, les autres processus peuvent continuer a tourner sur les autres cœurs.</text:p>
              </text:list-item>
            </text:list>
          </table:table-cell>
          <table:table-cell table:style-name="Tableau1.A1" office:value-type="string">
            <text:p text:style-name="P11"/>
          </table:table-cell>
          <table:table-cell table:style-name="Tableau1.A1" office:value-type="string">
            <text:p text:style-name="Text_20_body"><text:s/>/<text:span text:style-name="T19">3</text:span> pts</text:p>
          </table:table-cell>
        </table:table-row>
      </table:table>
      <text:h text:style-name="P79" text:outline-level="1"/>
      <text:h text:style-name="P82" text:outline-level="1">Détection d'interblocage [ 4 pts ]</text:h>
      <text:p text:style-name="P24">Un interblocage survient <text:span text:style-name="T94">lorsqu'</text:span>il existe un cycle d'attente pour une ressource. <text:span text:style-name="T94">Le principal problème lie</text:span> à<text:span text:style-name="T94"> un interblocage concerne les possibilités de le détecter.</text:span> Une manière <text:span text:style-name="T94">de faire </text:span>consiste à <text:span text:style-name="T68">surveiller à intervalle</text:span><text:span text:style-name="T82">s</text:span><text:span text:style-name="T68"> régulier</text:span><text:span text:style-name="T82">s</text:span><text:span text:style-name="T68"> le progrès de l'exécution</text:span>. Si aucun progrès ne se produit, alors il <text:span text:style-name="T95">est possible</text:span> qu'un interblocage soit survenu. <text:span text:style-name="T96">Un tel mécanisme de détection est communément appelé </text:span><text:span text:style-name="T33">watchdog</text:span><text:span text:style-name="T97">.</text:span></text:p>
      <text:p text:style-name="P19"><text:span text:style-name="T29">Vous désirez réaliser un détecteur d'interblocage tel que décrit ci-dessus. Le programme </text:span><text:span text:style-name="technical"><text:span text:style-name="T28">interblocage</text:span></text:span><text:span text:style-name="T28"> simule un traitement d'une durée variable, avec un accès concurrent aux variables </text:span><text:span text:style-name="technical"><text:span text:style-name="T58">x</text:span></text:span><text:span text:style-name="T28"> et </text:span><text:span text:style-name="technical"><text:span text:style-name="T58">y</text:span></text:span><text:span text:style-name="T28">. Pour tenter de provoquer un interblocage, les deux fils d'exécution verrouillent </text:span><text:span text:style-name="technical"><text:span text:style-name="T28">lock_one</text:span></text:span><text:span text:style-name="T28"> et </text:span><text:span text:style-name="technical"><text:span text:style-name="T28">lock_two</text:span></text:span><text:span text:style-name="T28"> dans l'ordre inverse l'un de l'autre. </text:span></text:p>
      <text:p text:style-name="P19"><text:span text:style-name="T76">La fonction </text:span><text:span text:style-name="technical"><text:span text:style-name="T77">watchdog()</text:span></text:span><text:span text:style-name="T77"> est appelée toutes les 100 ms.</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6" text:outline-level="2"><text:span text:style-name="T53">Complétez le verrouillage de </text:span><text:span text:style-name="technical"><text:span text:style-name="T53">lock_one</text:span></text:span><text:span text:style-name="T53"> et </text:span><text:span text:style-name="technical"><text:span text:style-name="T53">lock_two</text:span></text:span><text:span text:style-name="T53"> de manière à provoquer un interblocage. Exécutez le programme </text:span><text:span text:style-name="technical"><text:span text:style-name="T37">interblocage</text:span></text:span><text:span text:style-name="T37"> à plusieurs reprises.</text:span></text:h>
            <text:list xml:id="list3863290246684677999" text:style-name="L6">
              <text:list-item>
                <text:list>
                  <text:list-item>
                    <text:h text:style-name="P88" text:outline-level="2"><text:span text:style-name="T37">L'interblocage survient-il toujours pour les mêmes valeurs de </text:span><text:span text:style-name="technical"><text:span text:style-name="T58">x </text:span></text:span><text:span text:style-name="T37">? Expliquez pourquoi. </text:span></text:h>
                  </text:list-item>
                  <text:list-item>
                    <text:h text:style-name="P93" text:outline-level="2">Est-ce possible que l'interblocage ne survienne jamais ? Si oui, proposez un exemple concret.</text:h>
                  </text:list-item>
                </text:list>
              </text:list-item>
            </text:list>
            <text:p text:style-name="P30">Réponse<text:span text:style-name="T100">s</text:span> :</text:p>
            <text:p text:style-name="P23"><text:span text:style-name="T114">Non, l</text:span>'apparition de l'interblocage est liée à l'ordonnancement, qu'on ne maitrise pas ici.</text:p>
            <text:p text:style-name="P31">Si un des fil d’exécution a le temps de s’exécuter jusqu'au deuxième lock sans que l'autre fil est eu le temps d'arriver au premier lock, il n'y aura pas d'interblocage. <text:span text:style-name="T120">Le cas d'interblocage se pressente lorsque les deux threads verrouillent uniquement leur premier mutex.</text:span></text:p>
          </table:table-cell>
          <table:table-cell table:style-name="Tableau4.A1" office:value-type="string">
            <text:p text:style-name="P11"/>
          </table:table-cell>
          <table:table-cell table:style-name="Tableau4.A1" office:value-type="string">
            <text:p text:style-name="P10"><text:s/>/<text:span text:style-name="T38">2</text:span> pt</text:p>
          </table:table-cell>
        </table:table-row>
        <table:table-row>
          <table:table-cell table:style-name="Tableau4.A1" office:value-type="string">
            <text:h text:style-name="P94" text:outline-level="2"><text:span text:style-name="T36">Implémentez la fonction </text:span><text:span text:style-name="technical"><text:span text:style-name="T36">watchdog()</text:span></text:span><text:span text:style-name="T36"> pour détecter un interblocage. Lorsqu'un interblocage est détecté, on fera un appel à </text:span><text:span text:style-name="technical"><text:span text:style-name="T40">exit()</text:span></text:span><text:span text:style-name="T40"> pour terminer le programme et tous les fils d'exécution. </text:span></text:h>
            <text:list xml:id="list4858446904083921076" text:style-name="L7">
              <text:list-item>
                <text:list>
                  <text:list-item>
                    <text:h text:style-name="P96" text:outline-level="2">Votre détection d'interblocage est-elle parfaite (i.e détecte bien tous les interblocages)? </text:h>
                  </text:list-item>
                  <text:list-item>
                    <text:h text:style-name="P96" text:outline-level="2">Quel est le risque principal d'une telle solution ?</text:h>
                  </text:list-item>
                  <text:list-item>
                    <text:h text:style-name="P95" text:outline-level="2"><text:soft-page-break/><text:span text:style-name="T101">Plutôt que de terminer complètement tout le programme par un appel a </text:span><text:span text:style-name="T34">exit()</text:span><text:span text:style-name="T98">, pouvez-vous </text:span><text:span text:style-name="T99">définir</text:span><text:span text:style-name="T98"> une autre </text:span><text:span text:style-name="T99">procédure</text:span><text:span text:style-name="T98"> pour </text:span><text:span text:style-name="T99">régler</text:span><text:span text:style-name="T98"> le </text:span><text:span text:style-name="T99">problème</text:span><text:span text:style-name="T98"> de l'interblocage ?</text:span><text:span text:style-name="T100"> </text:span></text:h>
                  </text:list-item>
                </text:list>
              </text:list-item>
            </text:list>
            <text:p text:style-name="P77">Réponse<text:span text:style-name="T100">s</text:span> :</text:p>
            <text:p text:style-name="P76">La méthode utilisée nécessite l'ajout de 4 int (rôle booléen) mais permet une détection certaine <text:span text:style-name="T121">(a priori)</text:span> de l'interblocage dans ce cas-ci.</text:p>
            <text:p text:style-name="P76">Le risque lié a une simple vérification de la progression (par les variables incrémentées) est de détecté un faux interblocage lie a un ordonnancement particulier qui n'aurait pas donnée la main aux threads dans l'intervalle de temps du watchdog.</text:p>
            <text:p text:style-name="P78">Pour éviter de terminer le programme, on pourrait libérer un des mutex depuis le watchdog. La procédure est a étudié au cas par cas pour différent programme.</text:p>
          </table:table-cell>
          <table:table-cell table:style-name="Tableau4.A1" office:value-type="string">
            <text:p text:style-name="P11"/>
          </table:table-cell>
          <table:table-cell table:style-name="Tableau4.A1" office:value-type="string">
            <text:p text:style-name="P10"><text:s/>/<text:span text:style-name="T45">1</text:span> pt</text:p>
          </table:table-cell>
        </table:table-row>
        <table:table-row>
          <table:table-cell table:style-name="Tableau4.A1" office:value-type="string">
            <text:h text:style-name="P97" text:outline-level="2"><text:span text:style-name="T39">Placez l'appel à </text:span><text:span text:style-name="technical"><text:span text:style-name="T39">pthread_barrier_wait()</text:span></text:span><text:span text:style-name="T39"> dans les fonctions </text:span><text:span text:style-name="technical"><text:span text:style-name="T39">worker_foo()</text:span></text:span><text:span text:style-name="T39"> et </text:span><text:span text:style-name="technical"><text:span text:style-name="T39">worker_bar()</text:span></text:span><text:span text:style-name="T39"> de manière à </text:span><text:span text:style-name="T78">forcer l'interblocage dès le premier cycle</text:span><text:span text:style-name="T39">. </text:span><text:span text:style-name="T105">ATTENTION :</text:span><text:span text:style-name="T102"> l'interblocage doit bien être réalisé sur les verrous <text:s/></text:span><text:span text:style-name="technical"><text:span text:style-name="T103">lock_one</text:span></text:span><text:span text:style-name="T103"> et </text:span><text:span text:style-name="technical"><text:span text:style-name="T103">lock_two </text:span></text:span><text:span text:style-name="technical"><text:span text:style-name="T104">et non sur la barrière elle-même.</text:span></text:span></text:h>
          </table:table-cell>
          <table:table-cell table:style-name="Tableau4.A1" office:value-type="string">
            <text:p text:style-name="P11"/>
          </table:table-cell>
          <table:table-cell table:style-name="Tableau4.A1" office:value-type="string">
            <text:p text:style-name="P10"><text:s/>/<text:span text:style-name="T45">1</text:span> pts</text:p>
          </table:table-cell>
        </table:table-row>
      </table:table>
      <text:h text:style-name="P80" text:outline-level="1"/>
      <text:h text:style-name="P83" text:outline-level="1">Communication par tubes [ <text:span text:style-name="T45">8</text:span> pts ]</text:h>
      <text:p text:style-name="P25">L'analyse lexicale est à la base de la classification des documents réalisée par un moteur de recherche. <text:span text:style-name="T106">P</text:span>our comparer des documents, <text:span text:style-name="T106">on pourra par exemple utiliser des méthodes d'analyse des fréquences d'apparition des mots</text:span>. </text:p>
      <text:p text:style-name="P20"><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1"><text:span text:style-name="T20">Le traitement comporte deux étapes, </text:span><text:span text:style-name="T79">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3281545077794155970" text:style-name="L8">
        <text:list-item>
          <text:p text:style-name="P74">La première étape consiste à séparer l'entrée en mots et à calculer leurs tailles. </text:p>
        </text:list-item>
        <text:list-item>
          <text:p text:style-name="P75">La deuxième étape est consacrée à compter les fréquences d'apparitions des mots. Les résultats de cette analyse sont stockés dans une table de hachage. </text:p>
        </text:list-item>
      </text:list>
      <text:p text:style-name="P26">L'échange d'informations entre les deux processus se fait par le biais de deux tubes (pipes). L'un sert à transmettre la taille des mots, tandis que l'autre permet la transmission des mots eux-mêmes.</text:p>
      <text:p text:style-name="P9"><draw:frame draw:style-name="fr1" draw:name="Cadre1" text:anchor-type="paragraph" svg:width="17.59cm" draw:z-index="0"><draw:text-box fo:min-height="2.633cm"><text:p text:style-name="P57"><draw:frame draw:style-name="fr2" draw:name="images1" text:anchor-type="paragraph" svg:x="0.004cm" svg:y="0.002cm" svg:width="17.59cm" style:rel-width="100%" svg:height="2.633cm" style:rel-height="scale" draw:z-index="1"><draw:image xlink:href="Pictures/200000D200004E5300000BBBF3058281.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2"><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4">text-small</text:span></text:span><text:span text:style-name="T54">, </text:span><text:span text:style-name="technical"><text:span text:style-name="T54">text-linux</text:span></text:span><text:span text:style-name="T54"> et </text:span><text:span text:style-name="technical"><text:span text:style-name="T54">text-galaxy</text:span></text:span><text:span text:style-name="T54"> sont fournis à des fins de test. Voici un exemple d'exécution, qui </text:span><text:span text:style-name="T66">envoi</text:span><text:span text:style-name="T65">e</text:span><text:span text:style-name="T66"> l</text:span><text:span text:style-name="T54">e fichier </text:span><text:span text:style-name="technical"><text:span text:style-name="T57">text-small</text:span></text:span><text:span text:style-name="T57"> à l'entrée standard du programme </text:span><text:span text:style-name="technical"><text:span text:style-name="T57">lexique</text:span></text:span><text:span text:style-name="T55"> :</text:span></text:p>
      <text:p text:style-name="code">.<text:span text:style-name="T56">/lexique &lt; text-small</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h text:style-name="P89" text:outline-level="2"><text:span text:style-name="T16">Implémentation du programme (création des tubes, passage des paramètres aux fonctions </text:span><text:span text:style-name="technical"><text:span text:style-name="T52">task_tokenize()</text:span></text:span><text:span text:style-name="T52"> et </text:span><text:span text:style-name="technical"><text:span text:style-name="T52">task_frequency()</text:span></text:span><text:span text:style-name="T25">).</text:span></text:h>
          </table:table-cell>
          <table:table-cell table:style-name="Tableau3.A1" office:value-type="string">
            <text:p text:style-name="P11"/>
          </table:table-cell>
          <table:table-cell table:style-name="Tableau3.A1" office:value-type="string">
            <text:p text:style-name="P8"><text:s/>/<text:span text:style-name="T44">4</text:span> pt</text:p>
          </table:table-cell>
        </table:table-row>
        <text:soft-page-break/>
        <table:table-row>
          <table:table-cell table:style-name="Tableau3.A1" office:value-type="string">
            <text:h text:style-name="P98" text:outline-level="2">Actuellement, les statistiques de fréquences sont affichées seulement à la fin du traitement. En appuyant sur les touches CTRL-C, le signal SIGINT est envoyé au programme. Celui-ci quitte et les données ne sont pas affichées. </text:h>
            <text:h text:style-name="P90" text:outline-level="2" text:is-list-header="true"><text:span text:style-name="T107">Modifiez le gestionnaire d'événements pour afficher les données </text:span><text:span text:style-name="T80">avant de quitter</text:span><text:span text:style-name="T107">. (Astuce : en envoyant la taille de mot -1 à </text:span><text:span text:style-name="technical"><text:span text:style-name="T43">task_frequency()</text:span></text:span><text:span text:style-name="T42">, alors le processus affiche les données et cesse le traitement).</text:span></text:h>
          </table:table-cell>
          <table:table-cell table:style-name="Tableau3.A1" office:value-type="string">
            <text:p text:style-name="P11"/>
          </table:table-cell>
          <table:table-cell table:style-name="Tableau3.A1" office:value-type="string">
            <text:p text:style-name="P8"><text:s/>/<text:span text:style-name="T46">3 pt</text:span></text:p>
          </table:table-cell>
        </table:table-row>
        <table:table-row>
          <table:table-cell table:style-name="Tableau3.A1" office:value-type="string">
            <text:h text:style-name="P91"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1">est réalisé en langage C, mais que </text:span><text:span text:style-name="technical"><text:span text:style-name="T24">task_frequency()</text:span></text:span><text:span text:style-name="T24"> est réalisé en Java, et que le programme s'exécute sur l'architecture Intel x86-64.</text:span></text:h>
          </table:table-cell>
          <table:table-cell table:style-name="Tableau3.A1" office:value-type="string">
            <text:p text:style-name="P11"/>
          </table:table-cell>
          <table:table-cell table:style-name="Tableau3.A1" office:value-type="string">
            <text:p text:style-name="P8"><text:s/>/<text:span text:style-name="T46">1 p</text:span></text:p>
          </table:table-cell>
        </table:table-row>
      </table:table>
      <text:h text:style-name="P84" text:outline-level="1">[BONUS] Retour sur les ATM [2 pts]</text:h>
      <text:p text:style-name="P28">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4">à</text:span> celui que l'on obtient lors d'une exécution sérielle desdites opérations.</text:p>
      <text:p text:style-name="P28">Proposez une solution <text:span text:style-name="T54">à</text:span> ce problème et implémentez la dans le fichier banque.c fourni. </text:p>
      <text:p text:style-name="P27">Notez que vous pouvez simplement copier-coller la partie gestion des threads que vous aviez implémenté a la séance passée.</text:p>
      <table:table table:name="Tableau5" table:style-name="Tableau5">
        <table:table-column table:style-name="Tableau5.A"/>
        <table:table-column table:style-name="Tableau5.B"/>
        <table:table-column table:style-name="Tableau5.C"/>
        <table:table-row>
          <table:table-cell table:style-name="Tableau5.A1" office:value-type="string">
            <text:h text:style-name="P99" text:outline-level="2">Pertinence de la solution et bonne implémentation.</text:h>
          </table:table-cell>
          <table:table-cell table:style-name="Tableau5.A1" office:value-type="string">
            <text:p text:style-name="P12"/>
          </table:table-cell>
          <table:table-cell table:style-name="Tableau5.A1" office:value-type="string">
            <text:p text:style-name="P29"><text:s/>/<text:span text:style-name="T108">2</text:span> pt</text:p>
          </table:table-cell>
        </table:table-row>
      </table:table>
      <text:h text:style-name="P81"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1</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5H54M15S</meta:editing-duration>
    <meta:editing-cycles>100</meta:editing-cycles>
    <meta:generator>LibreOffice/4.4.5.2$Linux_X86_64 LibreOffice_project/40$Build-2</meta:generator>
    <meta:initial-creator>francis </meta:initial-creator>
    <dc:date>2015-10-19T18:42:53.167277203</dc:date>
    <meta:document-statistic meta:table-count="7" meta:image-count="1" meta:object-count="0" meta:page-count="10" meta:paragraph-count="146" meta:word-count="2034" meta:character-count="13139" meta:non-whitespace-character-count="11179"/>
    <meta:user-defined meta:name="Cours">Noyau du système d'exploitation</meta:user-defined>
    <meta:user-defined meta:name="Etiquette">Laboratoire 2</meta:user-defined>
    <meta:user-defined meta:name="Session">Automne 2015</meta:user-defined>
    <meta:user-defined meta:name="Sigle">INF2610</meta:user-defined>
    <meta:user-defined meta:name="Titre" meta:value-type="string">Communication inter-processus</meta:user-defined>
  </office:meta>
</office:document-meta>
</file>